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2" style:family="table">
      <style:table-properties style:width="16.092cm" table:align="margins"/>
    </style:style>
    <style:style style:name="Tabulka2.A" style:family="table-column">
      <style:table-column-properties style:column-width="0.619cm" style:rel-column-width="2520*"/>
    </style:style>
    <style:style style:name="Tabulka2.Z" style:family="table-column">
      <style:table-column-properties style:column-width="0.623cm" style:rel-column-width="2535*"/>
    </style:style>
    <style:style style:name="Tabulk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2.Z1" style:family="table-cell">
      <style:table-cell-properties fo:background-color="transparent" fo:padding="0.097cm" fo:border="0.5pt solid #000000" style:writing-mode="page">
        <style:background-image/>
      </style:table-cell-properties>
    </style:style>
    <style:style style:name="Tabulk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2.Z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ulka1" style:family="table">
      <style:table-properties style:width="16.501cm" fo:margin-left="0cm" table:align="left"/>
    </style:style>
    <style:style style:name="Tabulka1.A" style:family="table-column">
      <style:table-column-properties style:column-width="1.236cm"/>
    </style:style>
    <style:style style:name="Tabulka1.B" style:family="table-column">
      <style:table-column-properties style:column-width="1.238cm"/>
    </style:style>
    <style:style style:name="Tabulka1.M" style:family="table-column">
      <style:table-column-properties style:column-width="1.647cm"/>
    </style:style>
    <style:style style:name="Tabulk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ulka1.M1" style:family="table-cell">
      <style:table-cell-properties fo:background-color="transparent" fo:padding="0.097cm" fo:border="0.5pt solid #000000" style:writing-mode="page">
        <style:background-image/>
      </style:table-cell-properties>
    </style:style>
    <style:style style:name="Tabulk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ulka1.M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c8e5" officeooo:paragraph-rsid="001dc8e5"/>
    </style:style>
    <style:style style:name="P2" style:family="paragraph" style:parent-style-name="Standard">
      <style:paragraph-properties fo:line-height="115%"/>
      <style:text-properties officeooo:rsid="001dc8e5" officeooo:paragraph-rsid="001a7381"/>
    </style:style>
    <style:style style:name="P3" style:family="paragraph" style:parent-style-name="Standard">
      <style:paragraph-properties fo:line-height="115%"/>
      <style:text-properties officeooo:rsid="001c73c6" officeooo:paragraph-rsid="001a7381"/>
    </style:style>
    <style:style style:name="P4" style:family="paragraph" style:parent-style-name="Standard">
      <style:paragraph-properties fo:line-height="115%"/>
      <style:text-properties officeooo:rsid="00250ed9" officeooo:paragraph-rsid="00250ed9"/>
    </style:style>
    <style:style style:name="P5" style:family="paragraph" style:parent-style-name="Standard">
      <style:paragraph-properties fo:line-height="115%"/>
      <style:text-properties fo:font-weight="bold" officeooo:rsid="0017d831" officeooo:paragraph-rsid="0017d831" style:font-weight-asian="bold" style:font-weight-complex="bold"/>
    </style:style>
    <style:style style:name="P6" style:family="paragraph" style:parent-style-name="Standard">
      <style:paragraph-properties fo:line-height="115%"/>
      <style:text-properties officeooo:rsid="002a1797" officeooo:paragraph-rsid="002c241d"/>
    </style:style>
    <style:style style:name="P7" style:family="paragraph" style:parent-style-name="Standard">
      <style:paragraph-properties fo:line-height="115%"/>
      <style:text-properties officeooo:rsid="002a1797" officeooo:paragraph-rsid="002a1797"/>
    </style:style>
    <style:style style:name="P8" style:family="paragraph" style:parent-style-name="Standard">
      <style:paragraph-properties fo:line-height="115%"/>
      <style:text-properties officeooo:rsid="0016cdf9" officeooo:paragraph-rsid="0016cdf9"/>
    </style:style>
    <style:style style:name="P9" style:family="paragraph" style:parent-style-name="Standard">
      <style:paragraph-properties fo:line-height="115%"/>
      <style:text-properties style:text-underline-style="none" fo:font-weight="bold" officeooo:rsid="0016cdf9" officeooo:paragraph-rsid="0016cdf9" style:font-weight-asian="bold" style:font-weight-complex="bold"/>
    </style:style>
    <style:style style:name="P10" style:family="paragraph" style:parent-style-name="Standard">
      <style:paragraph-properties fo:line-height="115%"/>
      <style:text-properties officeooo:rsid="001a0d19" officeooo:paragraph-rsid="001a7381"/>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9e21d"/>
    </style:style>
    <style:style style:name="P13" style:family="paragraph" style:parent-style-name="Standard">
      <style:paragraph-properties fo:line-height="115%"/>
      <style:text-properties officeooo:paragraph-rsid="00277740"/>
    </style:style>
    <style:style style:name="P14" style:family="paragraph" style:parent-style-name="Standard">
      <style:paragraph-properties fo:line-height="115%"/>
      <style:text-properties officeooo:paragraph-rsid="002ce4d9"/>
    </style:style>
    <style:style style:name="P15" style:family="paragraph" style:parent-style-name="Standard">
      <style:paragraph-properties fo:line-height="115%"/>
      <style:text-properties officeooo:rsid="0017d831" officeooo:paragraph-rsid="0017d831"/>
    </style:style>
    <style:style style:name="P16" style:family="paragraph" style:parent-style-name="Standard">
      <style:paragraph-properties fo:line-height="115%"/>
      <style:text-properties officeooo:rsid="00277740" officeooo:paragraph-rsid="00277740"/>
    </style:style>
    <style:style style:name="P17" style:family="paragraph" style:parent-style-name="Standard">
      <style:paragraph-properties fo:line-height="115%"/>
      <style:text-properties officeooo:rsid="0043c9be" officeooo:paragraph-rsid="0043c9be"/>
    </style:style>
    <style:style style:name="P18" style:family="paragraph" style:parent-style-name="Standard">
      <style:text-properties officeooo:rsid="0044aeb9" officeooo:paragraph-rsid="0044aeb9"/>
    </style:style>
    <style:style style:name="P19" style:family="paragraph" style:parent-style-name="Standard">
      <style:paragraph-properties fo:line-height="115%"/>
      <style:text-properties officeooo:rsid="0044aeb9" officeooo:paragraph-rsid="0044aeb9"/>
    </style:style>
    <style:style style:name="P20" style:family="paragraph" style:parent-style-name="Standard">
      <style:paragraph-properties fo:line-height="115%"/>
      <style:text-properties officeooo:rsid="00488fe0" officeooo:paragraph-rsid="00488fe0"/>
    </style:style>
    <style:style style:name="P21" style:family="paragraph" style:parent-style-name="Standard">
      <style:paragraph-properties fo:line-height="115%"/>
      <style:text-properties officeooo:rsid="00558193" officeooo:paragraph-rsid="00558193"/>
    </style:style>
    <style:style style:name="P22" style:family="paragraph" style:parent-style-name="Standard">
      <style:paragraph-properties fo:line-height="115%"/>
      <style:text-properties officeooo:rsid="00591846" officeooo:paragraph-rsid="00591846"/>
    </style:style>
    <style:style style:name="P23" style:family="paragraph" style:parent-style-name="Standard">
      <style:paragraph-properties fo:line-height="115%"/>
      <style:text-properties officeooo:rsid="005c7fbe" officeooo:paragraph-rsid="005c7fbe"/>
    </style:style>
    <style:style style:name="P24" style:family="paragraph" style:parent-style-name="Standard">
      <style:paragraph-properties fo:line-height="115%"/>
      <style:text-properties officeooo:rsid="005f57f2" officeooo:paragraph-rsid="005f57f2"/>
    </style:style>
    <style:style style:name="P25" style:family="paragraph" style:parent-style-name="Standard">
      <style:paragraph-properties fo:line-height="115%"/>
      <style:text-properties officeooo:rsid="005f57f2" officeooo:paragraph-rsid="0064138e"/>
    </style:style>
    <style:style style:name="P26" style:family="paragraph" style:parent-style-name="Standard">
      <style:paragraph-properties fo:line-height="115%"/>
      <style:text-properties officeooo:rsid="00674247" officeooo:paragraph-rsid="00674247"/>
    </style:style>
    <style:style style:name="P27" style:family="paragraph" style:parent-style-name="Standard">
      <style:paragraph-properties fo:line-height="115%"/>
      <style:text-properties officeooo:rsid="0068cbd9" officeooo:paragraph-rsid="0068cbd9"/>
    </style:style>
    <style:style style:name="P28" style:family="paragraph" style:parent-style-name="Standard">
      <style:paragraph-properties fo:line-height="115%"/>
      <style:text-properties officeooo:rsid="006a5033" officeooo:paragraph-rsid="006a5033"/>
    </style:style>
    <style:style style:name="P29" style:family="paragraph" style:parent-style-name="Standard">
      <style:paragraph-properties fo:line-height="115%"/>
      <style:text-properties officeooo:rsid="006bc4c9" officeooo:paragraph-rsid="006bc4c9"/>
    </style:style>
    <style:style style:name="P30" style:family="paragraph" style:parent-style-name="Standard">
      <style:paragraph-properties fo:break-before="page"/>
      <style:text-properties officeooo:rsid="001dc8e5" officeooo:paragraph-rsid="001dc8e5"/>
    </style:style>
    <style:style style:name="P31" style:family="paragraph" style:parent-style-name="Standard" style:master-page-name="">
      <loext:graphic-properties draw:fill="none"/>
      <style:paragraph-properties fo:margin-left="0cm" fo:margin-right="0cm" fo:line-height="115%" fo:text-indent="0cm" style:auto-text-indent="false" style:page-number="auto" fo:background-color="transparent"/>
      <style:text-properties officeooo:rsid="0032cb80" officeooo:paragraph-rsid="0032cb80"/>
    </style:style>
    <style:style style:name="P32" style:family="paragraph" style:parent-style-name="Standard">
      <loext:graphic-properties draw:fill="none"/>
      <style:paragraph-properties fo:margin-left="0cm" fo:margin-right="0cm" fo:line-height="115%" fo:text-indent="0cm" style:auto-text-indent="false" fo:background-color="transparent"/>
      <style:text-properties officeooo:rsid="0032cb80" officeooo:paragraph-rsid="0032cb80"/>
    </style:style>
    <style:style style:name="P33" style:family="paragraph" style:parent-style-name="Standard">
      <loext:graphic-properties draw:fill="none"/>
      <style:paragraph-properties fo:margin-left="0cm" fo:margin-right="0cm" fo:line-height="115%" fo:text-indent="0cm" style:auto-text-indent="false" fo:background-color="transparent"/>
      <style:text-properties officeooo:rsid="003848e4" officeooo:paragraph-rsid="003848e4"/>
    </style:style>
    <style:style style:name="P34"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3bed94"/>
    </style:style>
    <style:style style:name="P35" style:family="paragraph" style:parent-style-name="Standard">
      <loext:graphic-properties draw:fill="none"/>
      <style:paragraph-properties fo:margin-left="0cm" fo:margin-right="0cm" fo:line-height="115%" fo:text-indent="0cm" style:auto-text-indent="false" fo:background-color="transparent"/>
      <style:text-properties officeooo:rsid="003bed94" officeooo:paragraph-rsid="003cf3ec"/>
    </style:style>
    <style:style style:name="P36" style:family="paragraph" style:parent-style-name="Standard">
      <loext:graphic-properties draw:fill="none"/>
      <style:paragraph-properties fo:margin-left="0cm" fo:margin-right="0cm" fo:line-height="115%" fo:text-indent="0cm" style:auto-text-indent="false" fo:background-color="transparent"/>
      <style:text-properties officeooo:rsid="003d1187" officeooo:paragraph-rsid="003d1187"/>
    </style:style>
    <style:style style:name="P37" style:family="paragraph" style:parent-style-name="Standard">
      <loext:graphic-properties draw:fill="none"/>
      <style:paragraph-properties fo:margin-left="0cm" fo:margin-right="0cm" fo:line-height="115%" fo:text-indent="0cm" style:auto-text-indent="false" fo:background-color="transparent"/>
      <style:text-properties officeooo:rsid="003e67bf" officeooo:paragraph-rsid="003e67bf"/>
    </style:style>
    <style:style style:name="P38" style:family="paragraph" style:parent-style-name="Standard">
      <loext:graphic-properties draw:fill="none"/>
      <style:paragraph-properties fo:margin-left="0cm" fo:margin-right="0cm" fo:line-height="115%" fo:text-indent="0cm" style:auto-text-indent="false" fo:background-color="transparent"/>
      <style:text-properties style:font-name="Liberation Serif" officeooo:rsid="003cf3ec" officeooo:paragraph-rsid="003cf3ec"/>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4d66" officeooo:paragraph-rsid="006a4d6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Standard" style:list-style-name="L1">
      <style:paragraph-properties fo:line-height="115%"/>
      <style:text-properties officeooo:rsid="00576e31" officeooo:paragraph-rsid="00576e31"/>
    </style:style>
    <style:style style:name="P41" style:family="paragraph" style:parent-style-name="Standard">
      <style:paragraph-properties fo:line-height="115%"/>
      <style:text-properties officeooo:rsid="005c7fbe" officeooo:paragraph-rsid="005c7fbe"/>
    </style:style>
    <style:style style:name="T1" style:family="text">
      <style:text-properties officeooo:rsid="001a7381"/>
    </style:style>
    <style:style style:name="T2" style:family="text">
      <style:text-properties officeooo:rsid="00250ed9"/>
    </style:style>
    <style:style style:name="T3" style:family="text">
      <style:text-properties fo:font-variant="normal" fo:text-transform="none" fo:color="#000000" style:font-name="Liberation Serif" fo:font-size="12pt" fo:letter-spacing="normal" fo:font-style="normal" style:text-underline-style="none" fo:font-weight="normal" officeooo:rsid="002ce4d9" fo:background-color="#ffffff" loext:char-shading-value="0"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50ed9" style:font-size-asian="12pt" style:font-size-complex="12pt"/>
    </style:style>
    <style:style style:name="T5" style:family="text">
      <style:text-properties officeooo:rsid="002a9d08"/>
    </style:style>
    <style:style style:name="T6" style:family="text">
      <style:text-properties officeooo:rsid="002b95dc"/>
    </style:style>
    <style:style style:name="T7" style:family="text">
      <style:text-properties officeooo:rsid="002c241d"/>
    </style:style>
    <style:style style:name="T8" style:family="text">
      <style:text-properties officeooo:rsid="002ce4d9"/>
    </style:style>
    <style:style style:name="T9" style:family="text">
      <style:text-properties officeooo:rsid="00360ccb"/>
    </style:style>
    <style:style style:name="T10" style:family="text">
      <style:text-properties officeooo:rsid="00370948"/>
    </style:style>
    <style:style style:name="T11" style:family="text">
      <style:text-properties officeooo:rsid="003cf3ec"/>
    </style:style>
    <style:style style:name="T12" style:family="text">
      <style:text-properties style:font-name="Liberation Serif"/>
    </style:style>
    <style:style style:name="T13" style:family="text">
      <style:text-properties style:font-name="Liberation Serif" fo:font-size="12pt" officeooo:rsid="00250ed9" style:font-size-asian="12pt" style:font-size-complex="12pt"/>
    </style:style>
    <style:style style:name="T14" style:family="text">
      <style:text-properties officeooo:rsid="003d1187"/>
    </style:style>
    <style:style style:name="T15" style:family="text">
      <style:text-properties officeooo:rsid="003dd2bf"/>
    </style:style>
    <style:style style:name="T16" style:family="text">
      <style:text-properties fo:color="#9cdcfe" style:font-name="Consolas" fo:font-size="10.5pt" fo:font-weight="normal" fo:background-color="#1e1e1e" loext:char-shading-value="0"/>
    </style:style>
    <style:style style:name="T17" style:family="text">
      <style:text-properties fo:color="#9cdcfe" style:font-name="Consolas" fo:font-size="10.5pt" fo:font-weight="normal" officeooo:rsid="003dd2bf" fo:background-color="#1e1e1e" loext:char-shading-value="0"/>
    </style:style>
    <style:style style:name="T18" style:family="text">
      <style:text-properties fo:color="#9cdcfe" style:font-name="Consolas" fo:font-size="10.5pt" fo:font-weight="normal" fo:background-color="#000000" loext:char-shading-value="0"/>
    </style:style>
    <style:style style:name="T19" style:family="text">
      <style:text-properties fo:color="#d4d4d4" style:font-name="Consolas" fo:font-size="10.5pt" fo:font-weight="normal" fo:background-color="#1e1e1e" loext:char-shading-value="0"/>
    </style:style>
    <style:style style:name="T20" style:family="text">
      <style:text-properties fo:color="#d4d4d4" style:font-name="Consolas" fo:font-size="10.5pt" fo:font-weight="normal" fo:background-color="#000000" loext:char-shading-value="0"/>
    </style:style>
    <style:style style:name="T21" style:family="text">
      <style:text-properties fo:color="#dcdcaa" style:font-name="Consolas" fo:font-size="10.5pt" fo:font-weight="normal" fo:background-color="#1e1e1e" loext:char-shading-value="0"/>
    </style:style>
    <style:style style:name="T22" style:family="text">
      <style:text-properties fo:color="#dcdcaa" style:font-name="Consolas" fo:font-size="10.5pt" fo:font-weight="normal" fo:background-color="#000000" loext:char-shading-value="0"/>
    </style:style>
    <style:style style:name="T23" style:family="text">
      <style:text-properties fo:color="#ce9178" style:font-name="Consolas" fo:font-size="10.5pt" fo:font-weight="normal" fo:background-color="#1e1e1e" loext:char-shading-value="0"/>
    </style:style>
    <style:style style:name="T24" style:family="text">
      <style:text-properties fo:color="#ce9178" style:font-name="Consolas" fo:font-size="10.5pt" fo:font-weight="normal" officeooo:rsid="003dd2bf" fo:background-color="#1e1e1e" loext:char-shading-value="0"/>
    </style:style>
    <style:style style:name="T25" style:family="text">
      <style:text-properties fo:color="#ce9178" style:font-name="Consolas" fo:font-size="10.5pt" fo:font-weight="normal" fo:background-color="#000000" loext:char-shading-value="0"/>
    </style:style>
    <style:style style:name="T26" style:family="text">
      <style:text-properties fo:color="#ce9178" style:font-name="Consolas" fo:font-size="10.5pt" fo:font-weight="normal" officeooo:rsid="003dd2bf" fo:background-color="#000000" loext:char-shading-value="0"/>
    </style:style>
    <style:style style:name="T27" style:family="text">
      <style:text-properties officeooo:rsid="00403f7b"/>
    </style:style>
    <style:style style:name="T28" style:family="text">
      <style:text-properties officeooo:rsid="0042c958"/>
    </style:style>
    <style:style style:name="T29" style:family="text">
      <style:text-properties officeooo:rsid="0046c926"/>
    </style:style>
    <style:style style:name="T30" style:family="text">
      <style:text-properties officeooo:rsid="00498f85"/>
    </style:style>
    <style:style style:name="T31" style:family="text">
      <style:text-properties officeooo:rsid="004acfc7"/>
    </style:style>
    <style:style style:name="T32" style:family="text">
      <style:text-properties officeooo:rsid="004be187"/>
    </style:style>
    <style:style style:name="T33" style:family="text">
      <style:text-properties officeooo:rsid="004c563e"/>
    </style:style>
    <style:style style:name="T34" style:family="text">
      <style:text-properties officeooo:rsid="0056d999"/>
    </style:style>
    <style:style style:name="T35" style:family="text">
      <style:text-properties officeooo:rsid="00591846"/>
    </style:style>
    <style:style style:name="T36" style:family="text">
      <style:text-properties officeooo:rsid="005aa65e"/>
    </style:style>
    <style:style style:name="T37" style:family="text">
      <style:text-properties officeooo:rsid="00612568"/>
    </style:style>
    <style:style style:name="T38" style:family="text">
      <style:text-properties officeooo:rsid="00674247"/>
    </style:style>
    <style:style style:name="T39" style:family="text">
      <style:text-properties officeooo:rsid="006841b7"/>
    </style:style>
    <style:style style:name="T40" style:family="text">
      <style:text-properties officeooo:rsid="0068cbd9"/>
    </style:style>
    <style:style style:name="T41" style:family="text">
      <style:text-properties officeooo:rsid="006bc4c9"/>
    </style:style>
    <style:style style:name="T42" style:family="text">
      <style:text-properties officeooo:rsid="0071321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užité technologie</text:p>
      <text:p text:style-name="P8"/>
      <text:p text:style-name="P9">JavaScript</text:p>
      <text:p text:style-name="P10">JavaScript je <text:span text:style-name="T1">multiplatformní, dynamický</text:span> scriptovací jazyk, který <text:span text:style-name="T1">nemůže samostatně fungovat a proto se nejčastěji váže na HTML soubory a doplňuje vytvořené stránky o interaktivní prvky. <text:s/>Patří mezi objektově orientovaný programovací jazyk, takže se řadí do stejné rodiny jako C, C++, PHP nebo Java. <text:s/>Posledně jmenovaný a JavaScript jsou často považovány za jeden jazyk a ačkoliv JavaScript byl původně vytvořen jako varianta Javy pro tvorbu webových stránek a jsou si mírně podobné syntaxí, dnes se jedná o zcela odlišné programovací jazyky. </text:span></text:p>
      <text:p text:style-name="P10"/>
      <text:p text:style-name="P3">JavaScript se spouští přímo na straně klienta a neběží na serveru ještě před stažením z <text:span text:style-name="T12">internetu jako je tomu u většiny interpretovaných programovacích jazyků (např. PHP, ASP).</text:span> To sebou přináší mnohá omezení. Jedním z nich a pravděpodobně největším je nebezpečí práce se soubory od uživatele. Proto s nimi JavaScript nepracuje a jedinou výjimkou jsou soubory cookies.</text:p>
      <text:p text:style-name="P10"/>
      <text:p text:style-name="P2">JavaScript byl vyvinut v roce 1995 Berndanem Eichem pod společností Netscape communication. Jak jsme již zmínili jazyk byl inspirován Javou, ale také Sheme a Self. Byl využíván ve dříve velmi populární prohlížeči Netscape. Když mezi prohlížeči začal dominovat Internet Explorer, převzal i JavaScript pod jménem Jsript. V roce 1998 byl standartizován společností ECMA a pojmenován ECMAscript.</text:p>
      <text:p text:style-name="P10"/>
      <text:p text:style-name="P10"/>
      <text:p text:style-name="P5">HTML</text:p>
      <text:p text:style-name="P12"><text:span text:style-name="T13">HTML je značkový jazyk, který se používá pro tvorbu webových stránek. Zkratka HTML znamená Hyper Text Markup Language</text:span><text:span text:style-name="T4">.</text:span><text:span text:style-name="T13"> Spolu s CSS a JavaScriptem je základní technologií pro Wordl Wide Web, díky kterému můžeme vytvářet a zveřejňovat stránky. HTML soubory píšeme pomocí tag</text:span><text:span text:style-name="T2">ů, které jsou pro každou verzi definovány. Tento druh zápisu převzal od SGML.</text:span></text:p>
      <text:p text:style-name="P4"/>
      <text:p text:style-name="P16">HTML bylo vytvořeno v roce 1990 jako prostředek pro sdílení informací z CERNu s vědci po celém světě. Na projektu pracovali Tim Berners-Lee a Robert Cailliau a po tomto úspěchu se rozhodli HTML zveřejnit a dále vylepšovat až do současné verze HTML 5, která byla schválena v roce 2014.</text:p>
      <text:p text:style-name="P13"/>
      <text:p text:style-name="P13"/>
      <text:p text:style-name="P5">CSS</text:p>
      <text:p text:style-name="P6">CSS je programovací jazyk, který se váže jako nadstavba k <text:span text:style-name="T5">značkovacím jazykům (</text:span>HTML, XHTML<text:span text:style-name="T5">)</text:span>. <text:span text:style-name="T7">Může být v samostatném souboru a propojena s (X)HTML souborem nebo být přímo jeho součástí.</text:span> <text:span text:style-name="T6">Používá se pro definování vizuálního zobrazení elementů u webových stránek. Tato definice lze pak použít na celém dokumentu. </text:span>V českém jazyce se také používá název kaskádové styly a samotná zkratka znamená Cascading Style Sheet. </text:p>
      <text:p text:style-name="P6"/>
      <text:p text:style-name="P14"><text:soft-page-break/><text:span text:style-name="T8">CSS vzniklo v roce 1994 jako souhrn metod pro úpravu stránek. Navrhnul ho </text:span><text:span text:style-name="T3">Håkon Wium Lie</text:span> <text:span text:style-name="T8">za účelem oddělit formu od obsahu. CSS bylo dále vyvíjeno a jeho nejnovější verzí je CSS 3.</text:span></text:p>
      <text:p text:style-name="P7"/>
      <text:p text:style-name="P15">Použité nástroje </text:p>
      <text:p text:style-name="P15"/>
      <text:p text:style-name="P5">Bootstrap <text:span text:style-name="T42">5</text:span></text:p>
      <text:p text:style-name="P31">Bootstrap je nejpoužívanější <text:span text:style-name="T10"><text:s/></text:span>framework <text:span text:style-name="T9">pro HTML, CSS a JavaScript. Je využíván při tvorbě a designu responzivních mobile-first webových stránek. Bootstrap funguje jako sada nástrojů, které lze libovolně využít. Všechny komponenty jsou responzivní nehledě na zařízení. </text:span></text:p>
      <text:p text:style-name="P32"/>
      <text:p text:style-name="P33">Byl vyvinut skupinou vývojářů pod vedením Marka Otta a Jacoba Thorntona v roce 2010, aby sjednotil styl všech aplikací. Původně sloužil pouze jako interní nástroj pro Twitter pod názvem Twitter Blueprint. V roce 2011 byl vydán jako open source na platformě GitHub.</text:p>
      <text:p text:style-name="P33"/>
      <text:p text:style-name="P34">Šifry</text:p>
      <text:p text:style-name="P36">Základ</text:p>
      <text:p text:style-name="Standard"><text:span text:style-name="T14">Základ, na který se následně všechny Javascriptové programy na zašifrování vážou, je velmi podobný. Je napsaný v HTML a skládá se z navigačního menu odkazujícího na ostatní šifry, nadpisu, rámečku na text, který má být zašifrován, případně dalších rámečků na posun nebo jiné parametry, tlačítka, kterým se spouští program na zašifrování textu, místa na zašifrovaný text a text o principu šifry. Šifrovací program získává hodnoty textu pomocí </text:span><text:span text:style-name="T18">document</text:span><text:span text:style-name="T20">.</text:span><text:span text:style-name="T22">getElementById</text:span><text:span text:style-name="T20">(</text:span><text:span text:style-name="T25">"</text:span><text:span text:style-name="T26">Nazev</text:span><text:span text:style-name="T25">"</text:span><text:span text:style-name="T20">).</text:span><text:span text:style-name="T18">value</text:span><text:span text:style-name="T20"> </text:span><text:s/><text:span text:style-name="T15">a vrací text zpět přes </text:span><text:span text:style-name="T16">document</text:span><text:span text:style-name="T19">.</text:span><text:span text:style-name="T21">getElementById</text:span><text:span text:style-name="T19">(</text:span><text:span text:style-name="T23">"</text:span><text:span text:style-name="T24">Nazev</text:span><text:span text:style-name="T23">"</text:span><text:span text:style-name="T19">).</text:span><text:span text:style-name="T16">innerHTML</text:span><text:span text:style-name="T19"> = </text:span><text:span text:style-name="T17">výsledek</text:span><text:span text:style-name="T19">;</text:span>.</text:p>
      <text:p text:style-name="Standard"/>
      <text:p text:style-name="P36"/>
      <text:p text:style-name="P36"/>
      <text:p text:style-name="P34">Cesarova šifra</text:p>
      <text:p text:style-name="P34">Princip</text:p>
      <text:p text:style-name="P35">Princip Cesarovi šifry je založen na posunu písmen v abecedě o předem daný počet míst. <text:span text:style-name="T12">Písmena, u kte</text:span>rých by posun přesahoval konec abecedy, ši<text:span text:style-name="T11">frujeme na písmena na začátku abecedy.</text:span> Takže za předpokladu, že posun bude 3 a budeme pracovat s anglickou abecedou, písmeno A zašifrujeme na D, písmeno B na E, <text:span text:style-name="T11">Y na B </text:span>atd. <text:span text:style-name="T11">Posun může být maximálně tak velký jako je počet znaků v abecedě, ale když bude posun stejně velký jako množství písmen v abecedě, zašifrovaný text se bude rovnat nezašifrovanému.</text:span></text:p>
      <text:p text:style-name="P35"/>
      <text:p text:style-name="P38">Program</text:p>
      <text:p text:style-name="P37"><text:span text:style-name="T12">Program na zač</text:span>átku dostane dvě hodnoty text, který má být zašifrován a posun. Jako první si ověří, že posun je menší než 27. Pokud není tak ho pomocí funkce while postupně snižuje až se dostane na vyhovující číslo. Jako další si program vezme první <text:span text:style-name="T27">znak </text:span>textu a převede ho na ASCII kod a s tímto číslem dále pracuje. <text:span text:style-name="T27">Pomocí funkcí if číslo zařadí do správné kategorie. Napřed rozhodne jestli se jedná o písmeno nebo mezeru, když ne nahradí ho hvězdičkou neboli ASCII číslem 42. Pokud ano program určí zda jde o mezeru, pak ji nezmění, velké písmeno nebo malé písmeno. U velkých i malých písmen program pokračuje stejně ale odděleně. Pokud by součet písmene a posunu přesahoval abecedu, je od tohoto součtu odečtena ASCII hodnota Z a přičtena hodnota A. Pokud ne tak je k písmenu přičten posun. <text:s/></text:span><text:soft-page-break/><text:span text:style-name="T27">Pak už jen převede konečné číslo zpět na písmeno a přidá ho k výslednému textu. Toto opakuje, pomocí funkce for, s každým písmenem. </text:span></text:p>
      <text:p text:style-name="P11">V<text:span text:style-name="T28">ýslednému textu pak zůstávají velká písmena a mezery, ale čísla nebo jakékoliv jiné znaky mění na hvězdičku.</text:span></text:p>
      <text:p text:style-name="Standard"/>
      <text:p text:style-name="P17">Afinní šifra</text:p>
      <text:p text:style-name="P17">Princip</text:p>
      <text:p text:style-name="P19">Afinní šifra se mírně podobá Cesarově šifře. Abychom mohly šifrovat potřebujeme ale dva klíče(čísla) a ne jeden jako tomu bylo u Cesarovi šifry. Pak je dosadíme do vzorečku </text:p>
      <text:p text:style-name="P19">a*x+b mod(<text:span text:style-name="T32">m</text:span>) , kde a, b jsou čísla klíče, x je pořadí písmene v abecedě, <text:span text:style-name="T33">když číslujeme od 0,</text:span> a <text:span text:style-name="T32">m </text:span>je počet písmen abecedy. <text:span text:style-name="T29">Číslo které nám vyjde je, kolikáté je zašifrované písmeno v abecedě. Například pokud budeme šifrovat s anglickou abecedou, která má 26 písmen, budeme mít jako klíč čísla 2, 4 a bude šifrovat písmeno V, které je v abecedě dvacáté první, tak po dosazení do vzorce 2*21+4 mod(26) nám vyjde číslo 20 takže písmeno O.</text:span></text:p>
      <text:p text:style-name="P18"/>
      <text:p text:style-name="P20">Program</text:p>
      <text:p text:style-name="P20">Program dostane text a dvě čísla <text:span text:style-name="T30">(</text:span>posun1 a posun2<text:span text:style-name="T30">)</text:span>, také je předem vytvořené pole s <text:span text:style-name="T31">uspořádanými malými písmeny anglické abecedy</text:span>. <text:span text:style-name="T30">Program celý text převede na malá písmena, poté vezme první znak z textu a určí jestli je to písmeno, když ne tak znak nemění a přidá ho do zašifrovaného textu(toto platí i pro mezery). Když ano program najde písmeno v poli a zjistí pod jakým indexem leží. Pak toto číslo dosadí do vzorečku, kde bude m 26. Výsledné číslo je index, pod kterým se nachází v poli nachází zašifrované písmeno. Toto písmeno pak přidá k zašifrovanému textu a celý proces opakuje se všemi znaky textu.</text:span></text:p>
      <text:p text:style-name="P20"/>
      <text:p text:style-name="P21">Playfaire</text:p>
      <text:p text:style-name="P21">Princip</text:p>
      <text:p text:style-name="P21">K zašifrování textu je potřeba heslo, které je složené jen z písmen a má jich <text:span text:style-name="T35">minimálně</text:span> pět. S pomocí tohoto hesla si vytvoříme tabulku 5x5. Dosazujeme ze shora po řádcích a jako první dosadíme heslo, pokud se některé písmeno vyskytuje vícekrát, znovu ho nedosazujeme. Pak stejně pokračujeme s písmeny abecedy <text:span text:style-name="T34">bez písmen z hesla a písmene Q, aby nám vycházela tabulka. Text, který chceme zašifrovat, zbavíme diakritiky, rozdělíme do dvojic a ty pak najdeme v tabulce. Pokud má text lichý počet písmen přidáme za něj X.Tady pak můžou nastat tři možnosti:</text:span></text:p>
      <text:list xml:id="list293952469" text:style-name="L1">
        <text:list-item>
          <text:p text:style-name="P40">Nachází se na stejném řádku. Pak je zašifrujeme jako písmeno, které se v tabulce nachází o jedno vpravo. Pokud je na řádku poslední tak ho zašifrujeme jako první na stejném řádku.</text:p>
        </text:list-item>
        <text:list-item>
          <text:p text:style-name="P40">Nachází se ve stejném sloupci. Pak je zašifrujeme jako písmeno, které <text:span text:style-name="T35">se</text:span> v tabulce <text:span text:style-name="T35">nachází </text:span>pod nimi. Pokud je ve sloupci poslední tak ho zašifrujeme jako první ve stejném sloupci.</text:p>
        </text:list-item>
        <text:list-item>
          <text:p text:style-name="P40">Ne<text:span text:style-name="T35">nachází se</text:span> ani <text:span text:style-name="T35">ve</text:span> stejném řádku ani sloupci. Pak <text:span text:style-name="T35">je zašifrujeme jako písmena, která leží na průsečíku původního řádku a sloupce druhého písmena.</text:span></text:p>
        </text:list-item>
      </text:list>
      <text:p text:style-name="P22">Například naše heslo bude AUTOBUS a text Ahoj všichni. Tabulka bude vypadat takto</text:p>
      <text:p text:style-name="P22"/>
      <text:p text:style-name="P22"/>
      <text:p text:style-name="P22"/>
      <text:p text:style-name="P22"/>
      <text:p text:style-name="P22"><text:soft-page-break/>A U T O B</text:p>
      <text:p text:style-name="P22">S C D E F</text:p>
      <text:p text:style-name="P22">G H I J K</text:p>
      <text:p text:style-name="P22">L M N P R</text:p>
      <text:p text:style-name="P22">V W X Y <text:span text:style-name="T36">Z</text:span></text:p>
      <text:p text:style-name="P22"/>
      <text:p text:style-name="P23">Text rozdělíme na AH OJ VS IC HN IX a zašifrujeme na UGEP AGHDIMNT</text:p>
      <text:p text:style-name="P23"/>
      <text:p text:style-name="P24">Program</text:p>
      <text:p text:style-name="P25">Program začíná <text:span text:style-name="T38">s</text:span> textem, heslem a polem s anglickou abecedou bez Q. Text <text:span text:style-name="T37">i heslo </text:span>zbaví mezer, <text:span text:style-name="T37">převede na malá písmena a zjistí kolik má písmen. Poté začne tvořit pole s změněnou abecedou. Vezme první písmeno hesla a pokud již není v poli doplní ho tam, tímto způsobem doplní celé heslo a přesune se k abecedě, kterou doplní stejným způsobem. Pak celé pole rozdělí po pěti písmenech do pěti polí, která nahrazují řádky. Přesune se k textu, u kterého zjistí jestli má sudý počet písmen, když ne přidá na konec x. <text:s/>Pak vezme první dvě písmena najde ve kterém poli a pod jakým indexem se nachází. Porovná na jakém řádku jsou, když se nachází na stejném, tak jim přičte k indexu 1, pokud se jejich index rovná čtyřem tak ho změní na 0. Pokud nejsou na stejném řádku porovná jejich index(sloupec), když mají stejný tak k řádku přičte 1, pokud se jejich řádek rovná čtyřem tak ho změní na 0. Pokud nemají stejný index ani řádek, prohodí jim indexy. Pak pomocí výsledného indexu a řádku určí písmeno a přidá ho k výslednému textu. Toto opakuje se všemi písmeny.</text:span></text:p>
      <text:p text:style-name="P25"/>
      <text:p text:style-name="P26">At<text:span text:style-name="T39">b</text:span>aš</text:p>
      <text:p text:style-name="P29">Princip</text:p>
      <text:p text:style-name="P26">U šifry A<text:span text:style-name="T39">tb</text:span>aš nepotřebujeme nic jiného než text. Ten pak převedeme <text:span text:style-name="T40">buď</text:span> <text:span text:style-name="T39">pomocí převrácené abecedy znázorněné na této tabulce.</text:span></text:p>
      <table:table table:name="Tabulka2" table:style-name="Tabulka2">
        <table:table-column table:style-name="Tabulka2.A" table:number-columns-repeated="25"/>
        <table:table-column table:style-name="Tabulka2.Z"/>
        <table:table-row>
          <table:table-cell table:style-name="Tabulka2.A1" office:value-type="string">
            <text:p text:style-name="P39">A</text:p>
          </table:table-cell>
          <table:table-cell table:style-name="Tabulka2.A1" office:value-type="string">
            <text:p text:style-name="P39">B</text:p>
          </table:table-cell>
          <table:table-cell table:style-name="Tabulka2.A1" office:value-type="string">
            <text:p text:style-name="P39">C</text:p>
          </table:table-cell>
          <table:table-cell table:style-name="Tabulka2.A1" office:value-type="string">
            <text:p text:style-name="P39">D</text:p>
          </table:table-cell>
          <table:table-cell table:style-name="Tabulka2.A1" office:value-type="string">
            <text:p text:style-name="P39">E</text:p>
          </table:table-cell>
          <table:table-cell table:style-name="Tabulka2.A1" office:value-type="string">
            <text:p text:style-name="P39">F</text:p>
          </table:table-cell>
          <table:table-cell table:style-name="Tabulka2.A1" office:value-type="string">
            <text:p text:style-name="P39">G</text:p>
          </table:table-cell>
          <table:table-cell table:style-name="Tabulka2.A1" office:value-type="string">
            <text:p text:style-name="P39">H</text:p>
          </table:table-cell>
          <table:table-cell table:style-name="Tabulka2.A1" office:value-type="string">
            <text:p text:style-name="P39">I</text:p>
          </table:table-cell>
          <table:table-cell table:style-name="Tabulka2.A1" office:value-type="string">
            <text:p text:style-name="P39">J</text:p>
          </table:table-cell>
          <table:table-cell table:style-name="Tabulka2.A1" office:value-type="string">
            <text:p text:style-name="P39">K</text:p>
          </table:table-cell>
          <table:table-cell table:style-name="Tabulka2.A1" office:value-type="string">
            <text:p text:style-name="P39">L</text:p>
          </table:table-cell>
          <table:table-cell table:style-name="Tabulka2.A1" office:value-type="string">
            <text:p text:style-name="P39">M</text:p>
          </table:table-cell>
          <table:table-cell table:style-name="Tabulka2.A1" office:value-type="string">
            <text:p text:style-name="P39">N</text:p>
          </table:table-cell>
          <table:table-cell table:style-name="Tabulka2.A1" office:value-type="string">
            <text:p text:style-name="P39">O</text:p>
          </table:table-cell>
          <table:table-cell table:style-name="Tabulka2.A1" office:value-type="string">
            <text:p text:style-name="P39">P</text:p>
          </table:table-cell>
          <table:table-cell table:style-name="Tabulka2.A1" office:value-type="string">
            <text:p text:style-name="P39">Q</text:p>
          </table:table-cell>
          <table:table-cell table:style-name="Tabulka2.A1" office:value-type="string">
            <text:p text:style-name="P39">R</text:p>
          </table:table-cell>
          <table:table-cell table:style-name="Tabulka2.A1" office:value-type="string">
            <text:p text:style-name="P39">S</text:p>
          </table:table-cell>
          <table:table-cell table:style-name="Tabulka2.A1" office:value-type="string">
            <text:p text:style-name="P39">T</text:p>
          </table:table-cell>
          <table:table-cell table:style-name="Tabulka2.A1" office:value-type="string">
            <text:p text:style-name="P39">U</text:p>
          </table:table-cell>
          <table:table-cell table:style-name="Tabulka2.A1" office:value-type="string">
            <text:p text:style-name="P39">V</text:p>
          </table:table-cell>
          <table:table-cell table:style-name="Tabulka2.A1" office:value-type="string">
            <text:p text:style-name="P39">W</text:p>
          </table:table-cell>
          <table:table-cell table:style-name="Tabulka2.A1" office:value-type="string">
            <text:p text:style-name="P39">X</text:p>
          </table:table-cell>
          <table:table-cell table:style-name="Tabulka2.A1" office:value-type="string">
            <text:p text:style-name="P39">Y</text:p>
          </table:table-cell>
          <table:table-cell table:style-name="Tabulka2.Z1" office:value-type="string">
            <text:p text:style-name="P39">Z</text:p>
          </table:table-cell>
        </table:table-row>
        <table:table-row>
          <table:table-cell table:style-name="Tabulka2.A2" office:value-type="string">
            <text:p text:style-name="P39">Z</text:p>
          </table:table-cell>
          <table:table-cell table:style-name="Tabulka2.A2" office:value-type="string">
            <text:p text:style-name="P39">Y</text:p>
          </table:table-cell>
          <table:table-cell table:style-name="Tabulka2.A2" office:value-type="string">
            <text:p text:style-name="P39">X</text:p>
          </table:table-cell>
          <table:table-cell table:style-name="Tabulka2.A2" office:value-type="string">
            <text:p text:style-name="P39">W</text:p>
          </table:table-cell>
          <table:table-cell table:style-name="Tabulka2.A2" office:value-type="string">
            <text:p text:style-name="P39">V</text:p>
          </table:table-cell>
          <table:table-cell table:style-name="Tabulka2.A2" office:value-type="string">
            <text:p text:style-name="P39">U</text:p>
          </table:table-cell>
          <table:table-cell table:style-name="Tabulka2.A2" office:value-type="string">
            <text:p text:style-name="P39">T</text:p>
          </table:table-cell>
          <table:table-cell table:style-name="Tabulka2.A2" office:value-type="string">
            <text:p text:style-name="P39">S</text:p>
          </table:table-cell>
          <table:table-cell table:style-name="Tabulka2.A2" office:value-type="string">
            <text:p text:style-name="P39">R</text:p>
          </table:table-cell>
          <table:table-cell table:style-name="Tabulka2.A2" office:value-type="string">
            <text:p text:style-name="P39">Q</text:p>
          </table:table-cell>
          <table:table-cell table:style-name="Tabulka2.A2" office:value-type="string">
            <text:p text:style-name="P39">P</text:p>
          </table:table-cell>
          <table:table-cell table:style-name="Tabulka2.A2" office:value-type="string">
            <text:p text:style-name="P39">O</text:p>
          </table:table-cell>
          <table:table-cell table:style-name="Tabulka2.A2" office:value-type="string">
            <text:p text:style-name="P39">N</text:p>
          </table:table-cell>
          <table:table-cell table:style-name="Tabulka2.A2" office:value-type="string">
            <text:p text:style-name="P39">M</text:p>
          </table:table-cell>
          <table:table-cell table:style-name="Tabulka2.A2" office:value-type="string">
            <text:p text:style-name="P39">L</text:p>
          </table:table-cell>
          <table:table-cell table:style-name="Tabulka2.A2" office:value-type="string">
            <text:p text:style-name="P39">K</text:p>
          </table:table-cell>
          <table:table-cell table:style-name="Tabulka2.A2" office:value-type="string">
            <text:p text:style-name="P39">J</text:p>
          </table:table-cell>
          <table:table-cell table:style-name="Tabulka2.A2" office:value-type="string">
            <text:p text:style-name="P39">I</text:p>
          </table:table-cell>
          <table:table-cell table:style-name="Tabulka2.A2" office:value-type="string">
            <text:p text:style-name="P39">H</text:p>
          </table:table-cell>
          <table:table-cell table:style-name="Tabulka2.A2" office:value-type="string">
            <text:p text:style-name="P39">G</text:p>
          </table:table-cell>
          <table:table-cell table:style-name="Tabulka2.A2" office:value-type="string">
            <text:p text:style-name="P39">F</text:p>
          </table:table-cell>
          <table:table-cell table:style-name="Tabulka2.A2" office:value-type="string">
            <text:p text:style-name="P39">E</text:p>
          </table:table-cell>
          <table:table-cell table:style-name="Tabulka2.A2" office:value-type="string">
            <text:p text:style-name="P39">D</text:p>
          </table:table-cell>
          <table:table-cell table:style-name="Tabulka2.A2" office:value-type="string">
            <text:p text:style-name="P39">C</text:p>
          </table:table-cell>
          <table:table-cell table:style-name="Tabulka2.A2" office:value-type="string">
            <text:p text:style-name="P39">B</text:p>
          </table:table-cell>
          <table:table-cell table:style-name="Tabulka2.Z2" office:value-type="string">
            <text:p text:style-name="P39">A</text:p>
          </table:table-cell>
        </table:table-row>
      </table:table>
      <text:p text:style-name="P28">Podle této tabulky převedeme písmeno A na Z nebo C na X ale i obráceně Z na A a X na C.</text:p>
      <text:p text:style-name="P26"/>
      <text:p text:style-name="P27">Nebo pomocí abecedy rozdělené na půlky, kde jedna polovina je zapsána po druhou. Písmeno se pak převádí na to které je ve stejném sloupci. Abeceda je znázorněna na této tabulce.</text:p>
      <table:table table:name="Tabulka1" table:style-name="Tabulka1">
        <table:table-column table:style-name="Tabulka1.A"/>
        <table:table-column table:style-name="Tabulka1.B" table:number-columns-repeated="3"/>
        <table:table-column table:style-name="Tabulka1.A"/>
        <table:table-column table:style-name="Tabulka1.B" table:number-columns-repeated="3"/>
        <table:table-column table:style-name="Tabulka1.A"/>
        <table:table-column table:style-name="Tabulka1.B" table:number-columns-repeated="3"/>
        <table:table-column table:style-name="Tabulka1.M"/>
        <table:table-row>
          <table:table-cell table:style-name="Tabulka1.A1" office:value-type="string">
            <text:p text:style-name="P39">A</text:p>
          </table:table-cell>
          <table:table-cell table:style-name="Tabulka1.A1" office:value-type="string">
            <text:p text:style-name="P39">B</text:p>
          </table:table-cell>
          <table:table-cell table:style-name="Tabulka1.A1" office:value-type="string">
            <text:p text:style-name="P39">C</text:p>
          </table:table-cell>
          <table:table-cell table:style-name="Tabulka1.A1" office:value-type="string">
            <text:p text:style-name="P39">D</text:p>
          </table:table-cell>
          <table:table-cell table:style-name="Tabulka1.A1" office:value-type="string">
            <text:p text:style-name="P39">E</text:p>
          </table:table-cell>
          <table:table-cell table:style-name="Tabulka1.A1" office:value-type="string">
            <text:p text:style-name="P39">F</text:p>
          </table:table-cell>
          <table:table-cell table:style-name="Tabulka1.A1" office:value-type="string">
            <text:p text:style-name="P39">G</text:p>
          </table:table-cell>
          <table:table-cell table:style-name="Tabulka1.A1" office:value-type="string">
            <text:p text:style-name="P39">H</text:p>
          </table:table-cell>
          <table:table-cell table:style-name="Tabulka1.A1" office:value-type="string">
            <text:p text:style-name="P39">I</text:p>
          </table:table-cell>
          <table:table-cell table:style-name="Tabulka1.A1" office:value-type="string">
            <text:p text:style-name="P39">J</text:p>
          </table:table-cell>
          <table:table-cell table:style-name="Tabulka1.A1" office:value-type="string">
            <text:p text:style-name="P39">K</text:p>
          </table:table-cell>
          <table:table-cell table:style-name="Tabulka1.A1" office:value-type="string">
            <text:p text:style-name="P39">L</text:p>
          </table:table-cell>
          <table:table-cell table:style-name="Tabulka1.M1" office:value-type="string">
            <text:p text:style-name="P39">M</text:p>
          </table:table-cell>
        </table:table-row>
        <table:table-row>
          <table:table-cell table:style-name="Tabulka1.A2" office:value-type="string">
            <text:p text:style-name="P39">N</text:p>
          </table:table-cell>
          <table:table-cell table:style-name="Tabulka1.A2" office:value-type="string">
            <text:p text:style-name="P39">O</text:p>
          </table:table-cell>
          <table:table-cell table:style-name="Tabulka1.A2" office:value-type="string">
            <text:p text:style-name="P39">P</text:p>
          </table:table-cell>
          <table:table-cell table:style-name="Tabulka1.A2" office:value-type="string">
            <text:p text:style-name="P39">Q</text:p>
          </table:table-cell>
          <table:table-cell table:style-name="Tabulka1.A2" office:value-type="string">
            <text:p text:style-name="P39">R</text:p>
          </table:table-cell>
          <table:table-cell table:style-name="Tabulka1.A2" office:value-type="string">
            <text:p text:style-name="P39">S</text:p>
          </table:table-cell>
          <table:table-cell table:style-name="Tabulka1.A2" office:value-type="string">
            <text:p text:style-name="P39">T</text:p>
          </table:table-cell>
          <table:table-cell table:style-name="Tabulka1.A2" office:value-type="string">
            <text:p text:style-name="P39">U</text:p>
          </table:table-cell>
          <table:table-cell table:style-name="Tabulka1.A2" office:value-type="string">
            <text:p text:style-name="P39">V</text:p>
          </table:table-cell>
          <table:table-cell table:style-name="Tabulka1.A2" office:value-type="string">
            <text:p text:style-name="P39">W</text:p>
          </table:table-cell>
          <table:table-cell table:style-name="Tabulka1.A2" office:value-type="string">
            <text:p text:style-name="P39">X</text:p>
          </table:table-cell>
          <table:table-cell table:style-name="Tabulka1.A2" office:value-type="string">
            <text:p text:style-name="P39">Y</text:p>
          </table:table-cell>
          <table:table-cell table:style-name="Tabulka1.M2" office:value-type="string">
            <text:p text:style-name="P39">Z</text:p>
          </table:table-cell>
        </table:table-row>
      </table:table>
      <text:p text:style-name="P28">Podle ní zašifrujeme A na N nebo C na P a i tady se v případě obrácení písmena nemění N převedu na A a P na C.</text:p>
      <text:p text:style-name="P28"/>
      <text:p text:style-name="P29">Program</text:p>
      <text:p text:style-name="Standard"><text:span text:style-name="T41">Ačkoliv tato šifra má dvě varianty, já se rozhodla naprogramovat pouze jednu a to tu první, tedy s převrácenou abecedou. Program si z textu vezme první znak a určí jeho ASCII kod. Pokud znak není písmeno nebo mezera, tak ho program převede na hvězdičku a přidá ke konečnému textu. Pokud je to mezera tak nic nemění a pouze ji přidá ke konečnému textu. U písmen rozlišuje jestli jsou velká nebo malá ale postup je stejný. Sečte hodnotu ASCII kodu od A a Z a odečte hodnotu písmene. U malých písmen tedy 97+122-x a u velkých 65+90-x , kde x </text:span><text:soft-page-break/><text:span text:style-name="T41">je ASCII kod písmene. Poté jen číslo převede na písmeno a přidá ho ke konečnému textu. Tento proces zopakuje s každým písmenem textu.</text:span></text:p>
      <text:p text:style-name="P29"/>
      <text:p text:style-name="P30">Zdroje</text:p>
      <text:p text:style-name="P1"/>
      <text:p text:style-name="P1"><text:a xlink:type="simple" xlink:href="https://www.itnetwork.cz/javascript/zaklady/javascript-tutorial-uvod-do-javascriptu-nepochopeny-jazyk" text:style-name="Internet_20_link" text:visited-style-name="Visited_20_Internet_20_Link">https://www.itnetwork.cz/javascript/zaklady/javascript-tutorial-uvod-do-javascriptu-nepochopeny-jazyk</text:a></text:p>
      <text:p text:style-name="P1"><text:a xlink:type="simple" xlink:href="https://www.fi.muni.cz/lemma/PB029/practices/css-a-javascript/" text:style-name="Internet_20_link" text:visited-style-name="Visited_20_Internet_20_Link">https://www.fi.muni.cz/lemma/PB029/practices/css-a-javascript/</text:a></text:p>
      <text:p text:style-name="P1"><text:a xlink:type="simple" xlink:href="https://medium.com/@_benaston/lesson-1a-the-history-of-javascript-8c1ce3bffb17" text:style-name="Internet_20_link" text:visited-style-name="Visited_20_Internet_20_Link">https://medium.com/@_benaston/lesson-1a-the-history-of-javascript-8c1ce3bffb17</text:a></text:p>
      <text:p text:style-name="P1"><text:a xlink:type="simple" xlink:href="https://html.spec.whatwg.org/multipage/introduction.html#abstract" text:style-name="Internet_20_link" text:visited-style-name="Visited_20_Internet_20_Link">https://html.spec.whatwg.org/multipage/introduction.html#abstract</text:a></text:p>
      <text:p text:style-name="P1"><text:a xlink:type="simple" xlink:href="https://www.w3schools.com/html/html_intro.asp" text:style-name="Internet_20_link" text:visited-style-name="Visited_20_Internet_20_Link">https://www.w3schools.com/html/html_intro.asp</text:a></text:p>
      <text:p text:style-name="P1"><text:a xlink:type="simple" xlink:href="https://www.w3.org/MarkUp/Guide/" text:style-name="Internet_20_link" text:visited-style-name="Visited_20_Internet_20_Link">https://www.w3.org/MarkUp/Guide/</text:a></text:p>
      <text:p text:style-name="P1"><text:a xlink:type="simple" xlink:href="https://www.jakpsatweb.cz/css/css-historie.html" text:style-name="Internet_20_link" text:visited-style-name="Visited_20_Internet_20_Link">https://www.jakpsatweb.cz/css/css-historie.html</text:a></text:p>
      <text:p text:style-name="P1"><text:a xlink:type="simple" xlink:href="http://www.webtvorba.cz/css/uvod-do-css.html" text:style-name="Internet_20_link" text:visited-style-name="Visited_20_Internet_20_Link">http://www.webtvorba.cz/css/uvod-do-css.html</text:a></text:p>
      <text:p text:style-name="P1"><text:a xlink:type="simple" xlink:href="https://www.w3.org/standards/webdesign/htmlcss#whatcss" text:style-name="Internet_20_link" text:visited-style-name="Visited_20_Internet_20_Link">https://www.w3.org/standards/webdesign/htmlcss#whatcss</text:a></text:p>
      <text:p text:style-name="P1"><text:a xlink:type="simple" xlink:href="https://dk.upce.cz/bitstream/handle/10195/76914/HunacekS_VytvoreniResponzivniho_MK_2020.pdf?sequence=1" text:style-name="Internet_20_link" text:visited-style-name="Visited_20_Internet_20_Link">https://dk.upce.cz/bitstream/handle/10195/76914/HunacekS_VytvoreniResponzivniho_MK_2020.pdf?sequence=1</text:a></text:p>
      <text:p text:style-name="P1"><text:a xlink:type="simple" xlink:href="https://getbootstrap.com/docs/5.1/about/overview/" text:style-name="Internet_20_link" text:visited-style-name="Visited_20_Internet_20_Link">https://getbootstrap.com/docs/5.1/about/overview/</text:a></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78cm" fo:margin-right="2.43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12T12:45:46.142000000</meta:creation-date>
    <dc:date>2021-12-31T02:37:00.192000000</dc:date>
    <meta:editing-duration>PT4H49M35S</meta:editing-duration>
    <meta:editing-cycles>32</meta:editing-cycles>
    <meta:generator>LibreOffice/6.3.5.2$Windows_X86_64 LibreOffice_project/dd0751754f11728f69b42ee2af66670068624673</meta:generator>
    <meta:document-statistic meta:table-count="2" meta:image-count="0" meta:object-count="0" meta:page-count="6" meta:paragraph-count="143" meta:word-count="1771" meta:character-count="10777" meta:non-whitespace-character-count="9140"/>
  </office:meta>
</office:document-meta>
</file>